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Kelt" svg:font-family="NuKel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c9ad6d" draw:marker-start-width="0.252cm" draw:marker-end-width="0.252cm" draw:fill-color="#133a43" draw:textarea-horizontal-align="justify" draw:textarea-vertical-align="middle" draw:auto-grow-height="false" fo:min-height="2.154cm" fo:min-width="4.954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133a43"/>
      <style:paragraph-properties fo:text-align="center"/>
    </style:style>
    <style:style style:name="P2" style:family="paragraph">
      <style:text-properties fo:color="#ffffff" loext:opacity="100%" fo:font-size="28pt"/>
    </style:style>
    <style:style style:name="P3" style:family="paragraph">
      <loext:graphic-properties draw:fill="none" draw:fill-color="#ffffff"/>
      <style:text-properties fo:color="#ffffff" loext:opacity="100%" style:font-name="NuKelt" fo:font-size="28pt" fo:font-weight="bold" style:font-size-asian="26pt" style:font-weight-asian="bold" style:font-size-complex="26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color="#0dfcf9" loext:opacity="100%" style:font-name="NuKel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style:font-name="NuKelt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NuKelt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NuKelt" fo:font-weight="bold" style:font-size-asian="26pt" style:font-weight-asian="bold" style:font-size-complex="26pt" style:font-weight-complex="bold"/>
    </style:style>
    <style:style style:name="T4" style:family="text">
      <style:text-properties style:text-position="super 58%" style:font-name="NuKel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style:font-name="NuKelt" fo:font-weight="bold" style:font-size-asian="6pt" style:font-weight-asian="bold" style:font-size-complex="6pt" style:font-weight-complex="bold"/>
    </style:style>
    <style:style style:name="T6" style:family="text">
      <style:text-properties fo:color="#0dfcf9" loext:opacity="100%" style:font-name="NuKel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2.7cm" svg:x="7.05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2cm" svg:height="1.428cm" svg:x="7.35cm" svg:y="4.85cm">
          <draw:text-box>
            <text:p text:style-name="P2"><text:span text:style-name="T1">A</text:span><text:span text:style-name="T2"> </text:span><text:span text:style-name="T3">. M</text:span><text:span text:style-name="T4">c</text:span><text:span text:style-name="T3">G</text:span><text:span text:style-name="T5"> </text:span><text:span text:style-name="T3">’s</text:span></text:p>
          </draw:text-box>
        </draw:frame>
        <draw:frame draw:style-name="gr3" draw:text-style-name="P5" draw:layer="layout" svg:width="3.66cm" svg:height="1.056cm" svg:x="7.864cm" svg:y="5.991cm">
          <draw:text-box>
            <text:p text:style-name="P4"><text:span text:style-name="T6">Portfol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Kelt" svg:font-family="NuKel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4T18:04:36.690000000</meta:creation-date>
    <dc:date>2024-06-04T20:57:28.203000000</dc:date>
    <meta:editing-duration>PT2H13M18S</meta:editing-duration>
    <meta:editing-cycles>6</meta:editing-cycles>
    <meta:generator>LibreOffice/24.2.3.2$Windows_X86_64 LibreOffice_project/433d9c2ded56988e8a90e6b2e771ee4e6a5ab2ba</meta:generator>
    <meta:document-statistic meta:object-count="3"/>
  </office:meta>
</office:document-meta>
</file>